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942" calcext:value-type="float">
            <text:p>0.80942</text:p>
          </table:table-cell>
          <table:table-cell office:value-type="float" office:value="0.73842" calcext:value-type="float">
            <text:p>0.73842</text:p>
          </table:table-cell>
          <table:table-cell office:value-type="float" office:value="0.72322" calcext:value-type="float">
            <text:p>0.72322</text:p>
          </table:table-cell>
          <table:table-cell office:value-type="float" office:value="0.71572" calcext:value-type="float">
            <text:p>0.71572</text:p>
          </table:table-cell>
          <table:table-cell office:value-type="float" office:value="0.71398" calcext:value-type="float">
            <text:p>0.71398</text:p>
          </table:table-cell>
          <table:table-cell office:value-type="float" office:value="0.71396" calcext:value-type="float">
            <text:p>0.71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944" calcext:value-type="float">
            <text:p>0.80944</text:p>
          </table:table-cell>
          <table:table-cell office:value-type="float" office:value="0.79146" calcext:value-type="float">
            <text:p>0.79146</text:p>
          </table:table-cell>
          <table:table-cell office:value-type="float" office:value="0.78226" calcext:value-type="float">
            <text:p>0.78226</text:p>
          </table:table-cell>
          <table:table-cell office:value-type="float" office:value="0.77912" calcext:value-type="float">
            <text:p>0.77912</text:p>
          </table:table-cell>
          <table:table-cell office:value-type="float" office:value="0.77922" calcext:value-type="float">
            <text:p>0.77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26" calcext:value-type="float">
            <text:p>0.91626</text:p>
          </table:table-cell>
          <table:table-cell office:value-type="float" office:value="0.90172" calcext:value-type="float">
            <text:p>0.90172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9766" calcext:value-type="float">
            <text:p>0.89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466" calcext:value-type="float">
            <text:p>0.95466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94974" calcext:value-type="float">
            <text:p>0.94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0.98292" calcext:value-type="float">
            <text:p>0.98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836" calcext:value-type="float">
            <text:p>0.99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7:02:37.145016370</meta:creation-date>
    <dc:date>2020-03-13T17:09:11.723110182</dc:date>
    <meta:editing-duration>PT6M35S</meta:editing-duration>
    <meta:editing-cycles>1</meta:editing-cycles>
    <meta:document-statistic meta:table-count="1" meta:cell-count="63" meta:object-count="0"/>
    <meta:generator>LibreOffice/6.3.5.2$Linux_X86_64 LibreOffice_project/30$Build-2</meta:generator>
  </office:meta>
</office:document-meta>
</file>